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-1.251cm" fo:margin-right="-0.78cm" fo:margin-top="0.212cm" fo:margin-bottom="0.212cm" fo:line-height="10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3" style:family="paragraph" style:parent-style-name="Text_20_body">
      <style:paragraph-properties fo:margin-left="0cm" fo:margin-right="0cm" fo:margin-top="0.423cm" fo:margin-bottom="0.212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margin-left="0cm" fo:margin-right="0.046cm" fo:margin-top="0cm" fo:margin-bottom="0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</style:style>
    <style:style style:name="P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T2" style:family="text">
      <style:text-properties fo:color="#000000" fo:font-size="14pt" fo:language="ru" fo:country="RU" fo:font-style="normal" style:font-size-asian="14pt" style:font-style-asian="normal" style:font-size-complex="14pt"/>
    </style:style>
    <style:style style:name="T3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4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weight-complex="bold"/>
    </style:style>
    <style:style style:name="T5" style:family="text">
      <style:text-properties fo:color="#000000" fo:language="en" fo:country="US" fo:font-style="normal" style:font-style-asian="normal"/>
    </style:style>
    <style:style style:name="T6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style:font-size-complex="12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style:font-style-complex="italic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en" fo:country="US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Лабораторная работа 5</text:span></text:p>
      <text:h text:style-name="P1" text:outline-level="1"><text:span text:style-name="T9">Методические указания</text:span></text:h>
      <text:p text:style-name="P10"><text:span text:style-name="T7">Использование функционалов</text:span></text:p>
      <text:p text:style-name="P10"><text:span text:style-name="T7"/></text:p>
      <text:p text:style-name="P7">Цель работы: приобрести навыки использования функционалов<text:span text:style-name="T5">.</text:span></text:p>
      <text:p text:style-name="P9"><text:span text:style-name="T4">Задачи работы</text:span><text:span text:style-name="T3">: </text:span><text:span text:style-name="T1">изучить работу и методы использования применяющих и отображающих функционалов: </text:span><text:span text:style-name="T3">apply, funcall, mapcar, maplist</text:span><text:span text:style-name="T1">.</text:span></text:p>
      <text:p text:style-name="P9"><text:span text:style-name="T1"/></text:p>
      <text:p text:style-name="P2">Краткие теоретические сведения</text:p>
      <text:p text:style-name="P3">Для организации многократных вычислений в <text:span text:style-name="T8">Lisp </text:span>могут быть использованы функционалы — функции, которые особым образом обрабатывают свои аргументы. <text:s/>Функционалы это функции более высокого порядка, т. к. они в качестве своего первого аргумента принимают функциональный объект — функцию, имеющую имя (глобально определенную функцию), или функцию, не имеющую имени (локально определенную функцию). При использовании функционального объекта должно быть использовано замыкание контекста функции, которым обеспечивается связывание свободных переменных со значениями. В <text:span text:style-name="T8">Lisp </text:span>используются применяющие и отображающие функционалы, функционалы, являющиеся предикатами, функционалы, использующие предикаты в качестве функционального объекта.</text:p>
      <text:p text:style-name="P4"><text:span text:style-name="T11">Указания к выполнению работы</text:span></text:p>
      <text:p text:style-name="P6"><text:span text:style-name="T10">При выполнении лабораторной работы следует </text:span></text:p>
      <text:list xml:id="list39238755" text:style-name="L1">
        <text:list-item>
          <text:p text:style-name="P5"><text:span text:style-name="T6">изучить правила и особенности работы функциналов: apply, funcall, mapcar, maplist и др.</text:span></text:p>
          <text:p text:style-name="P5"><text:span text:style-name="T6"/></text:p>
        </text:list-item>
      </text:list>
      <text:p text:style-name="P8">Электронная версия лабораторной работы защищается по окончании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WW8Num8z0" style:family="text">
      <style:text-properties style:font-name="Wingdings 2" style:font-name-complex="OpenSymbol"/>
    </style:style>
    <style:style style:name="WW8Num8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u7 bmstu</meta:initial-creator>
    <meta:creation-date>2014-03-22T19:39:07.10</meta:creation-date>
    <dc:date>2014-03-22T20:08:54.84</dc:date>
    <dc:creator>iu7 bmstu</dc:creator>
    <meta:editing-duration>PT14M1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145" meta:character-count="1238"/>
  </office:meta>
</office:document-meta>
</file>